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TRUE&quot;;&quot;FALSE&quot;)" table:allow-empty-cell="false" table:display-list="unsorted" table:base-cell-address="Sheet1.F1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PROGRAM TAPE</text:p>
          </table:table-cell>
          <table:table-cell office:value-type="string" calcext:value-type="string">
            <text:p>DATA TAPE</text:p>
          </table:table-cell>
          <table:table-cell/>
          <table:table-cell table:style-name="ce1" office:value-type="string" calcext:value-type="string">
            <text:p>RUN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formula="of:=IF(ROW()+1&gt;[.H9]; -1;)" office:value-type="string" office:string-value="" calcext:value-type="error">
            <text:p>Err:501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 office:value-type="string" calcext:value-type="string">
            <text:p>DATA POINTER</text:p>
          </table:table-cell>
          <table:table-cell table:style-name="ce3"/>
        </table:table-row>
        <table:table-row table:style-name="ro1">
          <table:table-cell table:number-columns-repeated="6"/>
          <table:table-cell table:style-name="ce3" office:value-type="string" calcext:value-type="string">
            <text:p>INSTRUCTION POINTER</text:p>
          </table:table-cell>
          <table:table-cell table:style-name="ce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Program Length</text:p>
          </table:table-cell>
          <table:table-cell table:formula="of:=LEN([.$D$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racket Matc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9:05:20.558000000</meta:creation-date>
    <meta:generator>LibreOffice/5.4.7.2$Windows_X86_64 LibreOffice_project/c838ef25c16710f8838b1faec480ebba495259d0</meta:generator>
    <dc:date>2018-08-01T22:26:14.126000000</dc:date>
    <meta:editing-duration>PT1H13M31S</meta:editing-duration>
    <meta:editing-cycles>1</meta:editing-cycles>
    <meta:document-statistic meta:table-count="1" meta:cell-count="11" meta:object-count="0"/>
  </office:meta>
</office:document-meta>
</file>